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buntu环境下GitHub安装与使用</text:h>
      <text:p text:style-name="Text_20_body">转载 2016年10月14日 23:48:29 </text:p>
      <text:list xml:id="list1896279986562864520" text:style-name="L1">
        <text:list-item>
          <text:p text:style-name="P3">标签： </text:p>
        </text:list-item>
        <text:list-item>
          <text:p text:style-name="P3"><text:a xlink:type="simple" xlink:href="http://so.csdn.net/so/search/s.do?q=github&amp;t=blog" office:target-frame-name="_blank" xlink:show="new" text:style-name="Internet_20_link" text:visited-style-name="Visited_20_Internet_20_Link">github</text:a> / </text:p>
        </text:list-item>
        <text:list-item>
          <text:p text:style-name="P1"><text:a xlink:type="simple" xlink:href="http://so.csdn.net/so/search/s.do?q=ubuntu&amp;t=blog" office:target-frame-name="_blank" xlink:show="new" text:style-name="Internet_20_link" text:visited-style-name="Visited_20_Internet_20_Link">ubuntu</text:a> </text:p>
        </text:list-item>
      </text:list>
      <text:list xml:id="list3115206662895160601" text:style-name="L2">
        <text:list-item>
          <text:p text:style-name="P2"/>
        </text:list-item>
      </text:list>
      <text:section text:style-name="Sect1" text:name="article_content">
        <text:h text:style-name="Heading_20_2" text:outline-level="2"><text:bookmark text:name="安装git"/><text:bookmark text:name="t0"/>安装git</text:h>
        <text:p text:style-name="Preformatted_20_Text"><text:span text:style-name="Source_20_Text">sudo apt-get update <text:s/></text:span></text:p>
        <text:p text:style-name="P4"><text:span text:style-name="Source_20_Text">sudo apt-get install git</text:span>12</text:p>
        <text:h text:style-name="Heading_20_2" text:outline-level="2"><text:bookmark text:name="配置-你的github"/><text:bookmark text:name="t1"/>配置 你的github</text:h>
        <text:p text:style-name="Preformatted_20_Text"><text:span text:style-name="Source_20_Text">git config --global user.name "Your Name" <text:s/></text:span></text:p>
        <text:p text:style-name="P4"><text:span text:style-name="Source_20_Text"><text:s text:c="4"/>git config --global user.email "youremail@domain.com"</text:span>12</text:p>
        <text:h text:style-name="Heading_20_2" text:outline-level="2"><text:bookmark text:name="查看配置信息"/><text:bookmark text:name="t2"/>查看配置信息</text:h>
        <text:p text:style-name="P4"><text:span text:style-name="Source_20_Text">git config --list</text:span>1</text:p>
        <text:h text:style-name="Heading_20_2" text:outline-level="2"><text:bookmark text:name="编辑配置信息"/><text:bookmark text:name="t3"/>编辑配置信息</text:h>
        <text:p text:style-name="P4"><text:span text:style-name="Source_20_Text">gedit ~/.gitconfig</text:span>1</text:p>
        <text:h text:style-name="Heading_20_2" text:outline-level="2"><text:bookmark text:name="修改"/><text:bookmark text:name="t4"/>修改</text:h>
        <text:p text:style-name="Preformatted_20_Text"><text:span text:style-name="Source_20_Text">[user] <text:s/></text:span></text:p>
        <text:p text:style-name="Preformatted_20_Text"><text:span text:style-name="Source_20_Text"><text:s text:c="11"/>name = Your Name <text:s/></text:span></text:p>
        <text:p text:style-name="P4"><text:span text:style-name="Source_20_Text"><text:s text:c="11"/>email = youremail@domain.com <text:s/></text:span>123</text:p>
        <text:h text:style-name="Heading_20_2" text:outline-level="2"><text:bookmark text:name="创建公钥"/><text:bookmark text:name="t5"/>创建公钥</text:h>
        <text:p text:style-name="P4"><text:span text:style-name="Source_20_Text">ssh-keygen -C 'you email address@gmail.com' -t rsa</text:span>1</text:p>
        <text:p text:style-name="Text_20_body">这会在 用户目录 ~/.ssh/ 下建立相应的密钥文件</text:p>
        <text:h text:style-name="Heading_20_2" text:outline-level="2"><text:bookmark text:name="上传公钥"/><text:bookmark text:name="t6"/>上传公钥</text:h>
        <text:p text:style-name="Text_20_body">在 github.com 的界面中 选择右上角的 Account Settings，然后选择 SSH Public Keys ，选择新加。</text:p>
        <text:p text:style-name="Text_20_body"><text:soft-page-break/>Title 可以随便命名，Key 的内容拷贝自 ~/.ssh/id_rsa.pub 中的内容，完成后，可以再使用</text:p>
        <text:p text:style-name="P4"><text:span text:style-name="Source_20_Text">ssh -v git@github.com</text:span>1</text:p>
        <text:p text:style-name="Text_20_body">进行测试。看到下面的信息表示验证成功。</text:p>
        <text:p text:style-name="Preformatted_20_Text"><text:span text:style-name="Source_20_Text">...</text:span></text:p>
        <text:p text:style-name="Preformatted_20_Text"><text:span text:style-name="Source_20_Text">...</text:span></text:p>
        <text:p text:style-name="Preformatted_20_Text"><text:span text:style-name="Source_20_Text">...</text:span></text:p>
        <text:p text:style-name="Preformatted_20_Text"><text:span text:style-name="Source_20_Text">各种信息</text:span></text:p>
        <text:p text:style-name="Preformatted_20_Text"><text:span text:style-name="Source_20_Text">...</text:span></text:p>
        <text:p text:style-name="Preformatted_20_Text"><text:span text:style-name="Source_20_Text">...</text:span></text:p>
        <text:p text:style-name="Preformatted_20_Text"><text:span text:style-name="Source_20_Text">..</text:span></text:p>
        <text:p text:style-name="P4"><text:span text:style-name="Source_20_Text">.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1:54:27.987294205</meta:creation-date>
    <dc:date>2017-11-24T11:55:20.969516029</dc:date>
    <meta:editing-duration>PT54S</meta:editing-duration>
    <meta:editing-cycles>1</meta:editing-cycles>
    <meta:document-statistic meta:table-count="0" meta:image-count="0" meta:object-count="0" meta:page-count="2" meta:paragraph-count="36" meta:word-count="210" meta:character-count="639" meta:non-whitespace-character-count="549"/>
    <meta:generator>LibreOffice/5.1.6.2$Linux_X86_64 LibreOffice_project/10m0$Build-2</meta:generator>
  </office:meta>
</office:document-meta>
</file>